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20000000200B7DA4DD4BAECD386.jpg" manifest:media-type="image/jpeg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0000000020000000200B7DA4DD4BAECD386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fo:background-color="transparent" draw:fill="none" draw:fill-image-name="Painted_20_White" draw:fill-image-width="0cm" draw:fill-image-height="0cm" style:repeat="repeat" draw:fill-image-ref-point-x="0%" draw:fill-image-ref-point-y="0%" draw:fill-image-ref-point="top-left" draw:tile-repeat-offset="0% vertical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Painted_20_White" draw:display-name="Painted White" xlink:href="Pictures/100000000000020000000200B7DA4DD4BAECD38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15T08:17:57.728335339</meta:creation-date>
    <dc:date>2022-05-17T07:47:30.750979564</dc:date>
    <meta:editing-duration>PT39M36S</meta:editing-duration>
    <meta:editing-cycles>6</meta:editing-cycles>
    <meta:generator>LibreOffice/7.3.2.2$MacOSX_X86_64 LibreOffice_project/49f2b1bff42cfccbd8f788c8dc32c1c309559be0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bitmap" draw:fill-color="#e6e6e6" draw:fill-image-name="ChartBitmap_20_1" draw:fill-image-ref-point="center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03cm" svg:y="3.948cm" style:legend-expansion="high" chart:style-name="ch2"/>
        <chart:plot-area chart:style-name="ch3" chart:data-source-has-labels="both" svg:x="0.319cm" svg:y="0.179cm" svg:width="13.165cm" svg:height="8.641cm">
          <chart:coordinate-region svg:x="2.19cm" svg:y="0.38cm" svg:width="11.294cm" svg:height="3.141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1</text:p>
              </table:table-cell>
              <table:table-cell office:value-type="string">
                <text:p>Column2</text:p>
              </table:table-cell>
            </table:table-row>
          </table:table-header-rows>
          <table:table-rows>
            <table:table-row>
              <table:table-cell office:value-type="string">
                <text:p>{d[i].label} {bindChart(91) = d[i].valCol1}</text:p>
              </table:table-cell>
              <table:table-cell office:value-type="float" office:value="91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{d[i+1].label} {bindChart(32) = d[i].valCol2}</text:p>
              </table:table-cell>
              <table:table-cell office:value-type="float" office:value="24">
                <text:p>24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fill-image draw:name="ChartBitmap_20_1" draw:display-name="ChartBitmap 1" xlink:href="Pictures/100000000000020000000200B7DA4DD4BAECD386.jpg" xlink:type="simple" xlink:show="embed" xlink:actuate="onLoad"/>
    <draw:stroke-dash draw:name="Dash_20_Dot_20_1" draw:display-name="Dash Dot 1" draw:style="rect" draw:dots1="1" draw:dots1-length="0.02cm" draw:dots2="1" draw:dots2-length="0.02cm" draw:distance="0.02cm"/>
  </office:styles>
</office:document-styles>
</file>